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7D00000013975AF66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ableau2" style:family="table">
      <style:table-properties style:width="15.984cm" fo:margin-left="0cm" fo:margin-top="0cm" fo:margin-bottom="0cm" table:align="left" style:writing-mode="lr-tb"/>
    </style:style>
    <style:style style:name="Tableau2.A" style:family="table-column">
      <style:table-column-properties style:column-width="3.466cm"/>
    </style:style>
    <style:style style:name="Tableau2.B" style:family="table-column">
      <style:table-column-properties style:column-width="3.332cm"/>
    </style:style>
    <style:style style:name="Tableau2.C" style:family="table-column">
      <style:table-column-properties style:column-width="2.829cm"/>
    </style:style>
    <style:style style:name="Tableau2.D" style:family="table-column">
      <style:table-column-properties style:column-width="1.864cm"/>
    </style:style>
    <style:style style:name="Tableau2.E" style:family="table-column">
      <style:table-column-properties style:column-width="4.493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Contents_20_1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15.981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Header">
      <style:paragraph-properties fo:margin-left="-0.203cm"/>
    </style:style>
    <style:style style:name="P7" style:family="paragraph" style:parent-style-name="Header">
      <style:paragraph-properties fo:text-align="center" style:justify-single-word="false"/>
    </style:style>
    <style:style style:name="P8" style:family="paragraph" style:parent-style-name="Header">
      <style:paragraph-properties fo:margin-right="-0.203cm" fo:text-align="end" style:justify-single-word="false"/>
    </style:style>
    <style:style style:name="P9" style:family="paragraph" style:parent-style-name="Heading_20_1">
      <style:paragraph-properties fo:margin-top="0cm" fo:margin-bottom="0cm" style:contextual-spacing="false" fo:break-before="pag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2" style:family="paragraph" style:parent-style-name="Standard">
      <style:text-properties officeooo:rsid="000eac93" officeooo:paragraph-rsid="000eac93"/>
    </style:style>
    <style:style style:name="P13" style:family="paragraph" style:parent-style-name="Standard">
      <style:text-properties officeooo:rsid="000f8281" officeooo:paragraph-rsid="000f8281"/>
    </style:style>
    <style:style style:name="P14" style:family="paragraph" style:parent-style-name="Standard">
      <style:text-properties officeooo:rsid="0010067e" officeooo:paragraph-rsid="0010067e"/>
    </style:style>
    <style:style style:name="P15" style:family="paragraph" style:parent-style-name="Standard">
      <style:text-properties officeooo:rsid="0011d6b3" officeooo:paragraph-rsid="0011d6b3"/>
    </style:style>
    <style:style style:name="P16" style:family="paragraph" style:parent-style-name="Title">
      <style:paragraph-properties fo:text-align="center" style:justify-single-word="false"/>
    </style:style>
    <style:style style:name="T1" style:family="text">
      <style:text-properties text:display="true"/>
    </style:style>
    <style:style style:name="T2" style:family="text">
      <style:text-properties fo:font-size="12pt" style:font-name-asian="F" style:font-size-asian="12pt" style:language-asian="fr" style:country-asian="FR" style:font-size-complex="12pt"/>
    </style:style>
    <style:style style:name="T3" style:family="text">
      <style:text-properties style:font-name="Calibri Light" style:font-name-asian="Calibri Light1" style:font-name-complex="Calibri Light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0067e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ge-content" draw:opacity="0%" fo:padding="0cm" fo:border="none" style:flow-with-text="tru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 5" text:anchor-type="as-char" svg:width="3.307cm" svg:height="0.503cm" draw:z-index="0"><draw:image xlink:href="Pictures/100000010000007D00000013975AF66F.png" xlink:type="simple" xlink:show="embed" xlink:actuate="onLoad" draw:mime-type="image/png"/><svg:desc>Description : Description : keolis-signature</svg:desc></draw:frame></text:p>
      <text:p text:style-name="Standard"/>
      <text:p text:style-name="P16">Document d’expression de besoin de données</text:p>
      <text:p text:style-name="Standard"/>
      <text:p text:style-name="Standard"/>
      <text:table-of-content text:style-name="Sect1" text:protected="true" text:name="Table des matières1">
        <text:table-of-content-source text:outline-level="3" text:use-index-marks="fals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Contents_20_Heading">Table des matières</text:p>
          </text:index-title>
          <text:p text:style-name="P2" loext:marker-style-name="T2"><text:a xlink:type="simple" xlink:href="#_Toc198129095" text:style-name="Index_20_Link" text:visited-style-name="Index_20_Link">Informations sur le demandeur<text:span text:style-name="T1"><text:tab/>3</text:span></text:a></text:p>
          <text:p text:style-name="P4" loext:marker-style-name="T2"><text:a xlink:type="simple" xlink:href="#_Toc198129096" text:style-name="Index_20_Link" text:visited-style-name="Index_20_Link">Nom et Prénom :<text:span text:style-name="T1"><text:tab/>3</text:span></text:a></text:p>
          <text:p text:style-name="P4" loext:marker-style-name="T2"><text:a xlink:type="simple" xlink:href="#_Toc198129097" text:style-name="Index_20_Link" text:visited-style-name="Index_20_Link">Equipe / Service :<text:span text:style-name="T1"><text:tab/>3</text:span></text:a></text:p>
          <text:p text:style-name="P4" loext:marker-style-name="T2"><text:a xlink:type="simple" xlink:href="#_Toc198129098" text:style-name="Index_20_Link" text:visited-style-name="Index_20_Link">Fonction :<text:span text:style-name="T1"><text:tab/>3</text:span></text:a></text:p>
          <text:p text:style-name="P2" loext:marker-style-name="T2"><text:a xlink:type="simple" xlink:href="#_Toc198129099" text:style-name="Index_20_Link" text:visited-style-name="Index_20_Link">Détails de la demande<text:span text:style-name="T1"><text:tab/>3</text:span></text:a></text:p>
          <text:p text:style-name="P4" loext:marker-style-name="T2"><text:a xlink:type="simple" xlink:href="#_Toc198129100" text:style-name="Index_20_Link" text:visited-style-name="Index_20_Link">Titre :<text:span text:style-name="T1"><text:tab/>3</text:span></text:a></text:p>
          <text:p text:style-name="P4" loext:marker-style-name="T2"><text:a xlink:type="simple" xlink:href="#_Toc198129101" text:style-name="Index_20_Link" text:visited-style-name="Index_20_Link">Type de demande :<text:span text:style-name="T1"><text:tab/>3</text:span></text:a></text:p>
          <text:p text:style-name="P4" loext:marker-style-name="T2"><text:a xlink:type="simple" xlink:href="#_Toc198129102" text:style-name="Index_20_Link" text:visited-style-name="Index_20_Link">Contexte métier / Objectifs de la demande :<text:span text:style-name="T1"><text:tab/>3</text:span></text:a></text:p>
          <text:p text:style-name="P2" loext:marker-style-name="T2"><text:a xlink:type="simple" xlink:href="#_Toc198129103" text:style-name="Index_20_Link" text:visited-style-name="Index_20_Link">Données concernées<text:span text:style-name="T1"><text:tab/>3</text:span></text:a></text:p>
          <text:p text:style-name="P4" loext:marker-style-name="T2"><text:a xlink:type="simple" xlink:href="#_Toc198129104" text:style-name="Index_20_Link" text:visited-style-name="Index_20_Link">Source de données :<text:span text:style-name="T1"><text:tab/>3</text:span></text:a></text:p>
          <text:p text:style-name="P4" loext:marker-style-name="T2"><text:a xlink:type="simple" xlink:href="#_Toc198129105" text:style-name="Index_20_Link" text:visited-style-name="Index_20_Link">Type de source :<text:span text:style-name="T1"><text:tab/>3</text:span></text:a></text:p>
          <text:p text:style-name="P4" loext:marker-style-name="T2"><text:a xlink:type="simple" xlink:href="#_Toc198129106" text:style-name="Index_20_Link" text:visited-style-name="Index_20_Link">Données déjà disponibles<text:span text:style-name="T1"><text:tab/>3</text:span></text:a></text:p>
          <text:p text:style-name="P2" loext:marker-style-name="T2"><text:a xlink:type="simple" xlink:href="#_Toc198129107" text:style-name="Index_20_Link" text:visited-style-name="Index_20_Link"><text:span text:style-name="T3">RGPD</text:span><text:span text:style-name="T1"><text:tab/>4</text:span></text:a></text:p>
          <text:p text:style-name="P4" loext:marker-style-name="T2"><text:a xlink:type="simple" xlink:href="#_Toc198129108" text:style-name="Index_20_Link" text:visited-style-name="Index_20_Link">Données :<text:span text:style-name="T1"><text:tab/>4</text:span></text:a></text:p>
          <text:p text:style-name="P4" loext:marker-style-name="T2"><text:a xlink:type="simple" xlink:href="#_Toc198129109" text:style-name="Index_20_Link" text:visited-style-name="Index_20_Link">Conservation des données :<text:span text:style-name="T1"><text:tab/>4</text:span></text:a></text:p>
          <text:p text:style-name="P4" loext:marker-style-name="T2"><text:a xlink:type="simple" xlink:href="#_Toc198129110" text:style-name="Index_20_Link" text:visited-style-name="Index_20_Link">Registre prêt :<text:span text:style-name="T1"><text:tab/>4</text:span></text:a></text:p>
          <text:p text:style-name="P2" loext:marker-style-name="T2"><text:a xlink:type="simple" xlink:href="#_Toc198129111" text:style-name="Index_20_Link" text:visited-style-name="Index_20_Link">Traitement et transformations attendues<text:span text:style-name="T1"><text:tab/>4</text:span></text:a></text:p>
          <text:p text:style-name="P4" loext:marker-style-name="T2"><text:a xlink:type="simple" xlink:href="#_Toc198129112" text:style-name="Index_20_Link" text:visited-style-name="Index_20_Link">Quels traitements sont attendus :<text:span text:style-name="T1"><text:tab/>4</text:span></text:a></text:p>
          <text:p text:style-name="P4" loext:marker-style-name="T2"><text:a xlink:type="simple" xlink:href="#_Toc198129113" text:style-name="Index_20_Link" text:visited-style-name="Index_20_Link">Sortie attendue :<text:span text:style-name="T1"><text:tab/>4</text:span></text:a></text:p>
          <text:p text:style-name="P2" loext:marker-style-name="T2"><text:a xlink:type="simple" xlink:href="#_Toc198129114" text:style-name="Index_20_Link" text:visited-style-name="Index_20_Link">Fréquence, volumétrie, historique<text:span text:style-name="T1"><text:tab/>4</text:span></text:a></text:p>
          <text:p text:style-name="P4" loext:marker-style-name="T2"><text:a xlink:type="simple" xlink:href="#_Toc198129115" text:style-name="Index_20_Link" text:visited-style-name="Index_20_Link">Fréquence attendue du flux :<text:span text:style-name="T1"><text:tab/>4</text:span></text:a></text:p>
          <text:p text:style-name="P4" loext:marker-style-name="T2"><text:a xlink:type="simple" xlink:href="#_Toc198129116" text:style-name="Index_20_Link" text:visited-style-name="Index_20_Link">Volume estimé :<text:span text:style-name="T1"><text:tab/>4</text:span></text:a></text:p>
          <text:p text:style-name="P4" loext:marker-style-name="T2"><text:a xlink:type="simple" xlink:href="#_Toc198129117" text:style-name="Index_20_Link" text:visited-style-name="Index_20_Link">Faut-il récupérer un historique ?<text:span text:style-name="T1"><text:tab/>4</text:span></text:a></text:p>
          <text:p text:style-name="P4" loext:marker-style-name="T2"><text:a xlink:type="simple" xlink:href="#_Toc198129118" text:style-name="Index_20_Link" text:visited-style-name="Index_20_Link">Si oui sur quelle période ?<text:span text:style-name="T1"><text:tab/>4</text:span></text:a></text:p>
          <text:p text:style-name="P4" loext:marker-style-name="T2"><text:a xlink:type="simple" xlink:href="#_Toc198129119" text:style-name="Index_20_Link" text:visited-style-name="Index_20_Link">Faut-il prévoir une suppression de données après la récupération ?<text:span text:style-name="T1"><text:tab/>4</text:span></text:a></text:p>
          <text:p text:style-name="P2" loext:marker-style-name="T2"><text:a xlink:type="simple" xlink:href="#_Toc198129120" text:style-name="Index_20_Link" text:visited-style-name="Index_20_Link">Priorisation<text:span text:style-name="T1"><text:tab/>5</text:span></text:a></text:p>
          <text:p text:style-name="P4" loext:marker-style-name="T2"><text:a xlink:type="simple" xlink:href="#_Toc198129121" text:style-name="Index_20_Link" text:visited-style-name="Index_20_Link"><text:soft-page-break/>Date souhaitée de mise en place :<text:span text:style-name="T1"><text:tab/>5</text:span></text:a></text:p>
          <text:p text:style-name="P4" loext:marker-style-name="T2"><text:a xlink:type="simple" xlink:href="#_Toc198129122" text:style-name="Index_20_Link" text:visited-style-name="Index_20_Link">Niveau de priorité :<text:span text:style-name="T1"><text:tab/>5</text:span></text:a></text:p>
          <text:p text:style-name="P2" loext:marker-style-name="T2"><text:a xlink:type="simple" xlink:href="#_Toc198129123" text:style-name="Index_20_Link" text:visited-style-name="Index_20_Link">Utilisation des données<text:span text:style-name="T1"><text:tab/>5</text:span></text:a></text:p>
          <text:p text:style-name="P4" loext:marker-style-name="T2"><text:a xlink:type="simple" xlink:href="#_Toc198129124" text:style-name="Index_20_Link" text:visited-style-name="Index_20_Link">Qui exploitera les données ?<text:span text:style-name="T1"><text:tab/>5</text:span></text:a></text:p>
          <text:p text:style-name="P4" loext:marker-style-name="T2"><text:a xlink:type="simple" xlink:href="#_Toc198129125" text:style-name="Index_20_Link" text:visited-style-name="Index_20_Link">Faut-il restreindre les accès ?<text:span text:style-name="T1"><text:tab/>5</text:span></text:a></text:p>
          <text:p text:style-name="P4" loext:marker-style-name="T2"><text:a xlink:type="simple" xlink:href="#_Toc198129126" text:style-name="Index_20_Link" text:visited-style-name="Index_20_Link">Si oui, préciser les restrictions :<text:span text:style-name="T1"><text:tab/>5</text:span></text:a></text:p>
          <text:p text:style-name="P2" loext:marker-style-name="T2"><text:a xlink:type="simple" xlink:href="#_Toc198129127" text:style-name="Index_20_Link" text:visited-style-name="Index_20_Link">Commentaires complémentaires :<text:span text:style-name="T1"><text:tab/>5</text:span></text:a></text:p>
          <text:p text:style-name="P3"/>
        </text:index-body>
      </text:table-of-content>
      <text:p text:style-name="Standard"/>
      <text:p text:style-name="Standard"/>
      <text:h text:style-name="P9" text:outline-level="1"><text:bookmark-start text:name="_Toc198129095"/>Informations sur le demandeur<text:bookmark-end text:name="_Toc198129095"/></text:h>
      <text:h text:style-name="Heading_20_2" text:outline-level="2"><text:bookmark-start text:name="_Toc198129096"/>Nom et Prénom :<text:bookmark-end text:name="_Toc198129096"/></text:h>
      <text:p text:style-name="Standard"/>
      <text:p text:style-name="Standard"/>
      <text:h text:style-name="Heading_20_2" text:outline-level="2"><text:bookmark-start text:name="_Toc198129097"/>Equipe / Service :<text:bookmark-end text:name="_Toc198129097"/></text:h>
      <text:p text:style-name="Standard"/>
      <text:p text:style-name="Standard"/>
      <text:h text:style-name="Heading_20_2" text:outline-level="2"><text:bookmark-start text:name="_Toc198129098"/>Fonction :<text:bookmark-end text:name="_Toc198129098"/></text:h>
      <text:p text:style-name="Standard"/>
      <text:p text:style-name="Standard"/>
      <text:h text:style-name="Heading_20_1" text:outline-level="1"><text:bookmark-start text:name="_Toc198129099"/>Détails de la demande<text:bookmark-end text:name="_Toc198129099"/></text:h>
      <text:h text:style-name="Heading_20_2" text:outline-level="2">Date de la demande :</text:h>
      <text:p text:style-name="Standard"/>
      <text:p text:style-name="Standard"/>
      <text:h text:style-name="Heading_20_2" text:outline-level="2"><text:bookmark-start text:name="_Toc198129100"/>Titre :<text:bookmark-end text:name="_Toc198129100"/></text:h>
      <text:p text:style-name="Standard"/>
      <text:p text:style-name="Standard"/>
      <text:h text:style-name="Heading_20_2" text:outline-level="2"><text:bookmark-start text:name="_Toc198129101"/>Type de demande :<text:bookmark-end text:name="_Toc198129101"/></text:h>
      <text:p text:style-name="Standard"/>
      <text:p text:style-name="Standard"/>
      <text:h text:style-name="Heading_20_2" text:outline-level="2"><text:bookmark-start text:name="_Toc198129102"/>Contexte métier / Objectifs de la demande :<text:bookmark-end text:name="_Toc198129102"/></text:h>
      <text:p text:style-name="Standard"/>
      <text:p text:style-name="Standard"/>
      <text:h text:style-name="Heading_20_1" text:outline-level="1"><text:bookmark-start text:name="_Toc198129103"/>Données concernées<text:bookmark-end text:name="_Toc198129103"/></text:h>
      <text:h text:style-name="Heading_20_2" text:outline-level="2"><text:bookmark-start text:name="_Toc198129104"/>Source de données :<text:bookmark-end text:name="_Toc198129104"/></text:h>
      <text:p text:style-name="P12">Fichiers csv Navocap placés dans un serveur SFTP dédié. Une gateway est créée afin d’y accéder de manière sécurisée</text:p>
      <text:p text:style-name="Standard"/>
      <text:h text:style-name="Heading_20_2" text:outline-level="2"><text:bookmark-start text:name="_Toc198129105"/>Type de source :<text:bookmark-end text:name="_Toc198129105"/></text:h>
      <text:p text:style-name="P12">Fichier csv</text:p>
      <text:p text:style-name="Standard"/>
      <text:h text:style-name="Heading_20_2" text:outline-level="2"><text:bookmark-start text:name="_Toc198129106"/><text:soft-page-break/>Données déjà disponibles<text:bookmark-end text:name="_Toc198129106"/></text:h>
      <text:p text:style-name="P12">Oui</text:p>
      <text:p text:style-name="Standard"/>
      <text:h text:style-name="Heading_20_1" text:outline-level="1" loext:marker-style-name="T3"><text:bookmark-start text:name="_Toc198129107"/><text:span text:style-name="T3">RGPD</text:span><text:bookmark-end text:name="_Toc198129107"/><text:span text:style-name="T3"/></text:h>
      <text:h text:style-name="Heading_20_2" text:outline-level="2"><text:bookmark-start text:name="_Toc198129108"/>Données :<text:bookmark-end text:name="_Toc198129108"/></text:h>
      <text:p text:style-name="P12">Les données ne sont pas sensibles. Par contre, le matricule du conducteur est exploité.</text:p>
      <text:p text:style-name="Standard"/>
      <text:h text:style-name="Heading_20_2" text:outline-level="2"><text:bookmark-start text:name="_Toc198129109"/>Conservation des données :<text:bookmark-end text:name="_Toc198129109"/></text:h>
      <text:p text:style-name="P12">Dans la couche bronze (données brutes) ne sont à conserver qu’un an. Les données en couche silver (delta table) sont à conserver un an en granularité journalière et 5 ans en granularité mensuelle</text:p>
      <text:p text:style-name="Standard"/>
      <text:h text:style-name="Heading_20_2" text:outline-level="2"><text:bookmark-start text:name="_Toc198129110"/>Registre prêt :<text:bookmark-end text:name="_Toc198129110"/></text:h>
      <text:p text:style-name="P12">Non</text:p>
      <text:p text:style-name="Standard"/>
      <text:h text:style-name="Heading_20_1" text:outline-level="1"><text:bookmark-start text:name="_Toc198129111"/>Traitement et transformations attendues<text:bookmark-end text:name="_Toc198129111"/></text:h>
      <text:h text:style-name="Heading_20_2" text:outline-level="2"><text:bookmark-start text:name="_Toc198129112"/>Quels traitements sont attendus :<text:bookmark-end text:name="_Toc198129112"/></text:h>
      <text:p text:style-name="P12">Les données doivent être extraites des csv</text:p>
      <text:p text:style-name="P12">Suppression des doublons sur la base de la date de la ligne, du code de course, du code d’arrêt et du rang.</text:p>
      <text:p text:style-name="P13">Typer les colonnes de nombres, de date, de texte.</text:p>
      <text:p text:style-name="P13"/>
      <text:h text:style-name="Heading_20_2" text:outline-level="2"><text:bookmark-start text:name="_Toc198129113"/>Sortie attendue :<text:bookmark-end text:name="_Toc198129113"/></text:h>
      <text:p text:style-name="P13">Stockage du nouveau fichier csv de nomenclature ‘<text:span text:style-name="T5">passages_sae_xxxx</text:span>_yyyymmdd.csv’ dont <text:span text:style-name="T5">xxxx désigne la filiale et </text:span>la date désigne le moment d’exportation de la filiale.</text:p>
      <text:p text:style-name="P14">Le chemin de destination est input/sae/</text:p>
      <text:p text:style-name="P13">Les données textuelles sont encodées en UTF8, les « ; » doivent être échap<text:span text:style-name="T5">p</text:span>és car il s’agit du séparateur de colonne.</text:p>
      <text:p text:style-name="Standard"/>
      <text:h text:style-name="Heading_20_1" text:outline-level="1"><text:bookmark-start text:name="_Toc198129114"/>Fréquence, volumétrie, historique<text:bookmark-end text:name="_Toc198129114"/></text:h>
      <text:h text:style-name="Heading_20_2" text:outline-level="2"><text:bookmark-start text:name="_Toc198129115"/>Fréquence attendue du flux :<text:bookmark-end text:name="_Toc198129115"/></text:h>
      <text:p text:style-name="P14">Le flux doit tourner quotidiennement</text:p>
      <text:p text:style-name="Standard"/>
      <text:h text:style-name="Heading_20_2" text:outline-level="2"><text:bookmark-start text:name="_Toc198129116"/><text:soft-page-break/>Volume estimé :<text:bookmark-end text:name="_Toc198129116"/></text:h>
      <text:p text:style-name="P14">1 fichier par jour</text:p>
      <text:p text:style-name="Standard"/>
      <text:h text:style-name="Heading_20_2" text:outline-level="2"><text:bookmark-start text:name="_Toc198129117"/>Faut-il récupérer un historique ?<text:bookmark-end text:name="_Toc198129117"/></text:h>
      <text:p text:style-name="P14">Non</text:p>
      <text:p text:style-name="Standard"/>
      <text:h text:style-name="Heading_20_2" text:outline-level="2"><text:bookmark-start text:name="_Toc198129118"/>Si oui sur quelle période ?<text:bookmark-end text:name="_Toc198129118"/></text:h>
      <text:p text:style-name="Standard"/>
      <text:p text:style-name="Standard"/>
      <text:h text:style-name="Heading_20_2" text:outline-level="2"><text:bookmark-start text:name="_Toc198129119"/>Faut-il prévoir une suppression de données après la récupération ?<text:bookmark-end text:name="_Toc198129119"/></text:h>
      <text:p text:style-name="P14">Pas en dehors des règles de stockage définies plus haut</text:p>
      <text:p text:style-name="Standard"/>
      <text:h text:style-name="Heading_20_1" text:outline-level="1"><text:bookmark-start text:name="_Toc198129120"/>Priorisation<text:bookmark-end text:name="_Toc198129120"/></text:h>
      <text:h text:style-name="Heading_20_2" text:outline-level="2"><text:bookmark-start text:name="_Toc198129121"/>Date souhaitée de mise en place :<text:bookmark-end text:name="_Toc198129121"/></text:h>
      <text:p text:style-name="P14">Déploiement final prévu pour juillet 2025</text:p>
      <text:p text:style-name="Standard"/>
      <text:h text:style-name="Heading_20_2" text:outline-level="2"><text:bookmark-start text:name="_Toc198129122"/>Niveau de priorité :<text:bookmark-end text:name="_Toc198129122"/></text:h>
      <text:p text:style-name="P14">normal</text:p>
      <text:p text:style-name="Standard"/>
      <text:h text:style-name="Heading_20_1" text:outline-level="1"><text:bookmark-start text:name="_Toc198129123"/>Utilisation des données<text:bookmark-end text:name="_Toc198129123"/></text:h>
      <text:h text:style-name="Heading_20_2" text:outline-level="2"><text:bookmark-start text:name="_Toc198129124"/>Qui exploitera les données ?<text:bookmark-end text:name="_Toc198129124"/></text:h>
      <text:p text:style-name="P14">Les données seront exploitées par des responsables du groupe, des directions régionales et des responsables d’exploitation.</text:p>
      <text:p text:style-name="Standard"/>
      <text:h text:style-name="Heading_20_2" text:outline-level="2"><text:bookmark-start text:name="_Toc198129125"/>Faut-il restreindre les accès ?<text:bookmark-end text:name="_Toc198129125"/></text:h>
      <text:p text:style-name="P14">oui</text:p>
      <text:p text:style-name="Standard"/>
      <text:h text:style-name="Heading_20_2" text:outline-level="2"><text:bookmark-start text:name="_Toc198129126"/>Si oui, préciser les restrictions :<text:bookmark-end text:name="_Toc198129126"/></text:h>
      <text:p text:style-name="P14">Les personnes qui vont exploiter les données n’ont besoin que d’un accès en lecture</text:p>
      <text:p text:style-name="Standard"/>
      <text:h text:style-name="Heading_20_1" text:outline-level="1"><text:bookmark-start text:name="_Toc198129127"/>Commentaires complémentaires :<text:bookmark-end text:name="_Toc198129127"/></text:h>
      <text:p text:style-name="P15">RA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itre_20_3_20_C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etter-kerning="false" style:language-asian="fr" style:country-asian="FR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.176cm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2_20_Car" style:display-name="Titre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Titre_20_3_20_Car" style:display-name="Titre 3 C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pto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ptos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pto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" style:num-suffix="" text:bullet-char="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Tableau1" style:family="table">
      <style:table-properties style:width="15.981cm" fo:margin-left="0cm" fo:margin-top="0cm" fo:margin-bottom="0cm" table:align="left" style:writing-mode="page"/>
    </style:style>
    <style:style style:name="Tableau1.A" style:family="table-column">
      <style:table-column-properties style:column-width="5.327cm"/>
    </style:style>
    <style:style style:name="Tableau1.1" style:family="table-row">
      <style:table-row-properties style:min-row-height="0.529cm" fo:keep-together="auto"/>
    </style:style>
    <style:style style:name="Tableau1.A1" style:family="table-cell">
      <style:table-cell-properties fo:padding-left="0.191cm" fo:padding-right="0.191cm" fo:padding-top="0cm" fo:padding-bottom="0cm" fo:border="none"/>
    </style:style>
    <style:style style:name="Tableau2" style:family="table">
      <style:table-properties style:width="15.984cm" fo:margin-left="0cm" fo:margin-top="0cm" fo:margin-bottom="0cm" table:align="left" style:writing-mode="lr-tb"/>
    </style:style>
    <style:style style:name="Tableau2.A" style:family="table-column">
      <style:table-column-properties style:column-width="3.466cm"/>
    </style:style>
    <style:style style:name="Tableau2.B" style:family="table-column">
      <style:table-column-properties style:column-width="3.332cm"/>
    </style:style>
    <style:style style:name="Tableau2.C" style:family="table-column">
      <style:table-column-properties style:column-width="2.829cm"/>
    </style:style>
    <style:style style:name="Tableau2.D" style:family="table-column">
      <style:table-column-properties style:column-width="1.864cm"/>
    </style:style>
    <style:style style:name="Tableau2.E" style:family="table-column">
      <style:table-column-properties style:column-width="4.493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 style:writing-mode="lr-tb"/>
    </style:style>
    <style:style style:name="MP1" style:family="paragraph" style:parent-style-name="Header">
      <style:paragraph-properties fo:margin-left="-0.203cm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right="-0.203cm" fo:text-align="end" style:justify-single-word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MT1" style:family="text">
      <style:text-properties fo:font-weight="bold" style:font-weight-asian="bold" style:font-weight-complex="bold"/>
    </style:style>
    <style:style style:name="M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ge-content" draw:opacity="0%" fo:padding="0cm" fo:border="none" style:flow-with-text="true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1" table:style-name="Tableau1">
          <table:table-column table:style-name="Tableau1.A" table:number-columns-repeated="3"/>
          <table:table-row table:style-name="Tableau1.1">
            <table:table-cell table:style-name="Tableau1.A1" office:value-type="string">
              <text:p text:style-name="MP1"/>
            </table:table-cell>
            <table:table-cell table:style-name="Tableau1.A1" office:value-type="string">
              <text:p text:style-name="MP2"/>
            </table:table-cell>
            <table:table-cell table:style-name="Tableau1.A1" office:value-type="string">
              <text:p text:style-name="MP3"/>
            </table:table-cell>
          </table:table-row>
        </table:table>
        <text:p text:style-name="Header"/>
      </style:header>
      <style:footer>
        <text:p text:style-name="MP4"/>
        <text:p text:style-name="MP5"><draw:frame draw:style-name="Mfr1" draw:name="Cadre1" text:anchor-type="paragraph" svg:x="-0.009cm" svg:y="-0.037cm" svg:width="15.984cm" draw:z-index="5" loext:may-break-between-pages="true"><draw:text-box fo:min-height="0cm"><table:table table:name="Tableau2" table:style-name="Tableau2"><table:table-column table:style-name="Tableau2.A"/><table:table-column table:style-name="Tableau2.B"/><table:table-column table:style-name="Tableau2.C"/><table:table-column table:style-name="Tableau2.D"/><table:table-column table:style-name="Tableau2.E"/><table:table-row table:style-name="Tableau2.1"><table:table-cell table:style-name="Tableau2.A1" office:value-type="string"><text:p text:style-name="MP6" loext:marker-style-name="MT1"><text:span text:style-name="MT1">Rédacteur</text:span></text:p></table:table-cell><table:table-cell table:style-name="Tableau2.A1" office:value-type="string"><text:p text:style-name="MP6" loext:marker-style-name="MT1"><text:span text:style-name="MT1">Fonction</text:span></text:p></table:table-cell><table:table-cell table:style-name="Tableau2.A1" office:value-type="string"><text:p text:style-name="MP6" loext:marker-style-name="MT1"><text:span text:style-name="MT1">Date</text:span></text:p></table:table-cell><table:table-cell table:style-name="Tableau2.A1" office:value-type="string"><text:p text:style-name="MP6" loext:marker-style-name="MT1"><text:span text:style-name="MT1">Version</text:span></text:p></table:table-cell><table:table-cell table:style-name="Tableau2.A1" office:value-type="string"><text:p text:style-name="MP6" loext:marker-style-name="MT1"><text:span text:style-name="MT1">Objet de la version</text:span></text:p></table:table-cell></table:table-row><table:table-row table:style-name="Tableau2.1"><table:table-cell table:style-name="Tableau2.A1" office:value-type="string"><text:p text:style-name="MP6">Hélène DUBOURG</text:p></table:table-cell><table:table-cell table:style-name="Tableau2.A1" office:value-type="string"><text:p text:style-name="MP6">Alternante BI</text:p></table:table-cell><table:table-cell table:style-name="Tableau2.A1" office:value-type="string"><text:p text:style-name="MP6">20/11/2024</text:p></table:table-cell><table:table-cell table:style-name="Tableau2.A1" office:value-type="string"><text:p text:style-name="MP6">1</text:p></table:table-cell><table:table-cell table:style-name="Tableau2.A1" office:value-type="string"><text:p text:style-name="MP6">Rédaction du document</text:p></table:table-cell></table:table-row></table:table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ymeric DREMIERE</meta:initial-creator>
    <meta:editing-cycles>4</meta:editing-cycles>
    <meta:print-date>2024-06-06T08:37:00</meta:print-date>
    <meta:creation-date>2025-05-19T13:32:00</meta:creation-date>
    <dc:date>2025-05-21T16:47:56.497507764</dc:date>
    <meta:editing-duration>PT27M59S</meta:editing-duration>
    <meta:generator>LibreOffice/24.2.7.2$Linux_X86_64 LibreOffice_project/420$Build-2</meta:generator>
    <meta:document-statistic meta:table-count="2" meta:image-count="1" meta:object-count="0" meta:page-count="5" meta:paragraph-count="102" meta:word-count="547" meta:character-count="3146" meta:non-whitespace-character-count="2700"/>
    <meta:user-defined meta:name="AppVersion">16.0000</meta:user-defined>
    <meta:user-defined meta:name="Company">KEOLIS</meta:user-defined>
    <meta:user-defined meta:name="ContentTypeId">0x0101008CEF33100808774A83C2C4388DE03646</meta:user-defined>
    <meta:user-defined meta:name="MediaServiceImageTags"/>
    <meta:template xlink:type="simple" xlink:actuate="onRequest" xlink:title="Normal.dotm" xlink:href=""/>
  </office:meta>
</office:document-meta>
</file>